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f83b1e" officeooo:paragraph-rsid="005deeb3" style:font-style-asian="normal" style:font-style-complex="normal"/>
    </style:style>
    <style:style style:name="P47" style:family="paragraph" style:parent-style-name="Standard">
      <style:text-properties style:font-name="FreeMono" fo:font-style="normal" officeooo:rsid="03d6eedc" officeooo:paragraph-rsid="0070de98" style:font-style-asian="normal" style:font-style-complex="normal"/>
    </style:style>
    <style:style style:name="P48" style:family="paragraph" style:parent-style-name="Standard">
      <style:text-properties style:font-name="FreeMono" fo:font-style="normal" officeooo:rsid="00685d83" officeooo:paragraph-rsid="00750505" style:font-style-asian="normal" style:font-style-complex="normal"/>
    </style:style>
    <style:style style:name="P49" style:family="paragraph" style:parent-style-name="Standard">
      <style:text-properties style:font-name="FreeMono" fo:font-style="normal" officeooo:rsid="003ea406" officeooo:paragraph-rsid="006cee85" style:font-style-asian="normal" style:font-style-complex="normal"/>
    </style:style>
    <style:style style:name="P50" style:family="paragraph" style:parent-style-name="Standard">
      <style:text-properties style:font-name="FreeMono" fo:font-style="normal" officeooo:rsid="041bbe7a" officeooo:paragraph-rsid="006e8295" style:font-style-asian="normal" style:font-style-complex="normal"/>
    </style:style>
    <style:style style:name="P51" style:family="paragraph" style:parent-style-name="Standard">
      <style:text-properties style:font-name="FreeMono" fo:font-style="normal" officeooo:rsid="043c0a49" officeooo:paragraph-rsid="006e8295" style:font-style-asian="normal" style:font-style-complex="normal"/>
    </style:style>
    <style:style style:name="P52" style:family="paragraph" style:parent-style-name="Standard">
      <style:text-properties style:font-name="FreeMono" fo:font-style="normal" officeooo:rsid="043c0a49" officeooo:paragraph-rsid="0075d908" style:font-style-asian="normal" style:font-style-complex="normal"/>
    </style:style>
    <style:style style:name="P53" style:family="paragraph" style:parent-style-name="Standard">
      <style:text-properties style:font-name="FreeMono" fo:font-style="normal" officeooo:rsid="043e8aa8" officeooo:paragraph-rsid="006e8295" style:font-style-asian="normal" style:font-style-complex="normal"/>
    </style:style>
    <style:style style:name="P54" style:family="paragraph" style:parent-style-name="Standard">
      <style:text-properties style:font-name="FreeMono" fo:font-style="normal" officeooo:rsid="0047a48f" officeooo:paragraph-rsid="006e8295" style:font-style-asian="normal" style:font-style-complex="normal"/>
    </style:style>
    <style:style style:name="P55" style:family="paragraph" style:parent-style-name="Standard">
      <style:text-properties style:font-name="FreeMono" fo:font-style="normal" officeooo:rsid="00d02654" officeooo:paragraph-rsid="00d02654" style:font-style-asian="normal" style:font-style-complex="normal"/>
    </style:style>
    <style:style style:name="P56" style:family="paragraph" style:parent-style-name="Standard">
      <style:text-properties style:font-name="FreeMono" officeooo:rsid="005deeb3" officeooo:paragraph-rsid="005deeb3"/>
    </style:style>
    <style:style style:name="P57" style:family="paragraph" style:parent-style-name="Standard">
      <style:text-properties style:font-name="FreeMono" officeooo:rsid="005ea8b9" officeooo:paragraph-rsid="005ea8b9"/>
    </style:style>
    <style:style style:name="P58" style:family="paragraph" style:parent-style-name="Standard">
      <style:text-properties style:font-name="FreeMono" officeooo:rsid="005ea8b9" officeooo:paragraph-rsid="005deeb3"/>
    </style:style>
    <style:style style:name="P59" style:family="paragraph" style:parent-style-name="Standard">
      <style:text-properties style:font-name="FreeMono" officeooo:rsid="00627344" officeooo:paragraph-rsid="00627344"/>
    </style:style>
    <style:style style:name="P60" style:family="paragraph" style:parent-style-name="Standard">
      <style:text-properties style:font-name="FreeMono" officeooo:rsid="00627344" officeooo:paragraph-rsid="0064dda6"/>
    </style:style>
    <style:style style:name="P61" style:family="paragraph" style:parent-style-name="Standard">
      <style:text-properties style:font-name="FreeMono" officeooo:rsid="00627344" officeooo:paragraph-rsid="0070de98"/>
    </style:style>
    <style:style style:name="P62" style:family="paragraph" style:parent-style-name="Standard">
      <style:text-properties style:font-name="FreeMono" officeooo:rsid="006674dc" officeooo:paragraph-rsid="006674dc"/>
    </style:style>
    <style:style style:name="P63" style:family="paragraph" style:parent-style-name="Standard">
      <style:text-properties style:font-name="FreeMono" officeooo:rsid="00685d83" officeooo:paragraph-rsid="00685d83"/>
    </style:style>
    <style:style style:name="P64" style:family="paragraph" style:parent-style-name="Standard">
      <style:text-properties style:font-name="FreeMono" officeooo:rsid="00685d83" officeooo:paragraph-rsid="006cee85"/>
    </style:style>
    <style:style style:name="P65" style:family="paragraph" style:parent-style-name="Standard">
      <style:text-properties style:font-name="FreeMono" officeooo:rsid="00685d83" officeooo:paragraph-rsid="0073471a"/>
    </style:style>
    <style:style style:name="P66" style:family="paragraph" style:parent-style-name="Standard">
      <style:text-properties style:font-name="FreeMono" officeooo:rsid="006af1e9" officeooo:paragraph-rsid="006af1e9"/>
    </style:style>
    <style:style style:name="P67" style:family="paragraph" style:parent-style-name="Standard">
      <style:text-properties style:font-name="FreeMono" officeooo:rsid="006fb55d" officeooo:paragraph-rsid="006fb55d"/>
    </style:style>
    <style:style style:name="P68" style:family="paragraph" style:parent-style-name="Standard">
      <style:text-properties style:font-name="FreeMono" officeooo:rsid="00718537" officeooo:paragraph-rsid="00718537"/>
    </style:style>
    <style:style style:name="P69" style:family="paragraph" style:parent-style-name="Standard">
      <style:text-properties style:font-name="FreeMono" fo:font-weight="normal" officeooo:rsid="0075d908" officeooo:paragraph-rsid="0075d908" style:font-weight-asian="normal" style:font-weight-complex="normal"/>
    </style:style>
    <style:style style:name="P70" style:family="paragraph" style:parent-style-name="Standard">
      <style:text-properties style:font-name="FreeMono" fo:font-weight="normal" officeooo:rsid="0075d908" officeooo:paragraph-rsid="0093b700" style:font-weight-asian="normal" style:font-weight-complex="normal"/>
    </style:style>
    <style:style style:name="P71" style:family="paragraph" style:parent-style-name="Standard">
      <style:text-properties style:font-name="FreeMono" fo:font-weight="normal" officeooo:rsid="00784bc0" officeooo:paragraph-rsid="00b25962" style:font-weight-asian="normal" style:font-weight-complex="normal"/>
    </style:style>
    <style:style style:name="P72" style:family="paragraph" style:parent-style-name="Standard">
      <style:text-properties style:font-name="FreeMono" fo:font-weight="normal" officeooo:rsid="0078eb0c" officeooo:paragraph-rsid="00784bc0" style:font-weight-asian="normal" style:font-weight-complex="normal"/>
    </style:style>
    <style:style style:name="P73" style:family="paragraph" style:parent-style-name="Standard">
      <style:text-properties style:font-name="FreeMono" fo:font-weight="normal" officeooo:rsid="0078eb0c" officeooo:paragraph-rsid="00b25962" style:font-weight-asian="normal" style:font-weight-complex="normal"/>
    </style:style>
    <style:style style:name="P74" style:family="paragraph" style:parent-style-name="Standard">
      <style:text-properties style:font-name="FreeMono" fo:font-weight="normal" officeooo:rsid="0093da40" officeooo:paragraph-rsid="0093da40" style:font-weight-asian="normal" style:font-weight-complex="normal"/>
    </style:style>
    <style:style style:name="P75" style:family="paragraph" style:parent-style-name="Standard">
      <style:text-properties style:font-name="FreeMono" fo:font-weight="normal" officeooo:rsid="0093da40" officeooo:paragraph-rsid="00c02184" style:font-weight-asian="normal" style:font-weight-complex="normal"/>
    </style:style>
    <style:style style:name="P76" style:family="paragraph" style:parent-style-name="Standard">
      <style:text-properties style:font-name="FreeMono" fo:font-weight="normal" officeooo:rsid="009409cb" officeooo:paragraph-rsid="009409cb" style:font-weight-asian="normal" style:font-weight-complex="normal"/>
    </style:style>
    <style:style style:name="P77" style:family="paragraph" style:parent-style-name="Standard">
      <style:text-properties style:font-name="FreeMono" fo:font-weight="normal" officeooo:rsid="009409cb" officeooo:paragraph-rsid="00a9be46" style:font-weight-asian="normal" style:font-weight-complex="normal"/>
    </style:style>
    <style:style style:name="P78" style:family="paragraph" style:parent-style-name="Standard">
      <style:text-properties style:font-name="FreeMono" fo:font-weight="normal" officeooo:rsid="009409cb" officeooo:paragraph-rsid="00b92f1f" style:font-weight-asian="normal" style:font-weight-complex="normal"/>
    </style:style>
    <style:style style:name="P79" style:family="paragraph" style:parent-style-name="Standard">
      <style:text-properties style:font-name="FreeMono" fo:font-weight="normal" officeooo:rsid="009409cb" officeooo:paragraph-rsid="00e0fb54" style:font-weight-asian="normal" style:font-weight-complex="normal"/>
    </style:style>
    <style:style style:name="P80" style:family="paragraph" style:parent-style-name="Standard">
      <style:text-properties style:font-name="FreeMono" fo:font-weight="normal" officeooo:rsid="009cff1c" officeooo:paragraph-rsid="009cff1c" style:font-weight-asian="normal" style:font-weight-complex="normal"/>
    </style:style>
    <style:style style:name="P81" style:family="paragraph" style:parent-style-name="Standard">
      <style:text-properties style:font-name="FreeMono" fo:font-weight="normal" officeooo:rsid="009dbfad" officeooo:paragraph-rsid="009dbfad" style:font-weight-asian="normal" style:font-weight-complex="normal"/>
    </style:style>
    <style:style style:name="P82" style:family="paragraph" style:parent-style-name="Standard">
      <style:text-properties style:font-name="FreeMono" fo:font-weight="normal" officeooo:rsid="009dbfad" officeooo:paragraph-rsid="00a2c292" style:font-weight-asian="normal" style:font-weight-complex="normal"/>
    </style:style>
    <style:style style:name="P83" style:family="paragraph" style:parent-style-name="Standard">
      <style:text-properties style:font-name="FreeMono" fo:font-weight="normal" officeooo:rsid="009dbfad" officeooo:paragraph-rsid="00b92f1f" style:font-weight-asian="normal" style:font-weight-complex="normal"/>
    </style:style>
    <style:style style:name="P84" style:family="paragraph" style:parent-style-name="Standard">
      <style:text-properties style:font-name="FreeMono" fo:font-weight="normal" officeooo:rsid="00a2713a" officeooo:paragraph-rsid="00a2713a" style:font-weight-asian="normal" style:font-weight-complex="normal"/>
    </style:style>
    <style:style style:name="P85" style:family="paragraph" style:parent-style-name="Standard">
      <style:text-properties style:font-name="FreeMono" fo:font-weight="normal" officeooo:rsid="00a343ec" officeooo:paragraph-rsid="00a343ec" style:font-weight-asian="normal" style:font-weight-complex="normal"/>
    </style:style>
    <style:style style:name="P86" style:family="paragraph" style:parent-style-name="Standard">
      <style:text-properties style:font-name="FreeMono" fo:font-weight="normal" officeooo:rsid="00a5e48c" officeooo:paragraph-rsid="00b92f1f" style:font-weight-asian="normal" style:font-weight-complex="normal"/>
    </style:style>
    <style:style style:name="P87" style:family="paragraph" style:parent-style-name="Standard">
      <style:text-properties style:font-name="FreeMono" fo:font-weight="normal" officeooo:rsid="00a9be46" officeooo:paragraph-rsid="00b92f1f" style:font-weight-asian="normal" style:font-weight-complex="normal"/>
    </style:style>
    <style:style style:name="P88" style:family="paragraph" style:parent-style-name="Standard">
      <style:text-properties style:font-name="FreeMono" fo:font-weight="normal" officeooo:rsid="00a9be46" officeooo:paragraph-rsid="00cd0525" style:font-weight-asian="normal" style:font-weight-complex="normal"/>
    </style:style>
    <style:style style:name="P89" style:family="paragraph" style:parent-style-name="Standard">
      <style:text-properties style:font-name="FreeMono" fo:font-weight="normal" officeooo:rsid="00a9be46" officeooo:paragraph-rsid="00cd4629" style:font-weight-asian="normal" style:font-weight-complex="normal"/>
    </style:style>
    <style:style style:name="P90" style:family="paragraph" style:parent-style-name="Standard">
      <style:text-properties style:font-name="FreeMono" fo:font-weight="normal" officeooo:rsid="00b25962" officeooo:paragraph-rsid="00b92f1f" style:font-weight-asian="normal" style:font-weight-complex="normal"/>
    </style:style>
    <style:style style:name="P91" style:family="paragraph" style:parent-style-name="Standard">
      <style:text-properties style:font-name="FreeMono" fo:font-weight="normal" officeooo:rsid="0093b700" officeooo:paragraph-rsid="0093b700" style:font-weight-asian="normal" style:font-weight-complex="normal"/>
    </style:style>
    <style:style style:name="P92" style:family="paragraph" style:parent-style-name="Standard">
      <style:text-properties style:font-name="FreeMono" fo:font-weight="normal" officeooo:rsid="00bce939" officeooo:paragraph-rsid="00c02184" style:font-weight-asian="normal" style:font-weight-complex="normal"/>
    </style:style>
    <style:style style:name="P93" style:family="paragraph" style:parent-style-name="Standard">
      <style:text-properties style:font-name="FreeMono" fo:font-weight="normal" officeooo:rsid="009e82e9" officeooo:paragraph-rsid="00a2c292" style:font-weight-asian="normal" style:font-weight-complex="normal"/>
    </style:style>
    <style:style style:name="P94" style:family="paragraph" style:parent-style-name="Standard">
      <style:text-properties style:font-name="FreeMono" fo:font-weight="normal" officeooo:rsid="00acf6de" officeooo:paragraph-rsid="00b92f1f" style:font-weight-asian="normal" style:font-weight-complex="normal"/>
    </style:style>
    <style:style style:name="P95" style:family="paragraph" style:parent-style-name="Standard">
      <style:text-properties style:font-name="FreeMono" fo:font-weight="normal" officeooo:rsid="00af3551" officeooo:paragraph-rsid="00b92f1f" style:font-weight-asian="normal" style:font-weight-complex="normal"/>
    </style:style>
    <style:style style:name="P96" style:family="paragraph" style:parent-style-name="Standard">
      <style:text-properties style:font-name="FreeMono" fo:font-weight="normal" officeooo:rsid="00cd0525" officeooo:paragraph-rsid="00cd4629" style:font-weight-asian="normal" style:font-weight-complex="normal"/>
    </style:style>
    <style:style style:name="P97" style:family="paragraph" style:parent-style-name="Standard">
      <style:text-properties style:font-name="FreeMono" fo:font-weight="normal" officeooo:rsid="00cea742" officeooo:paragraph-rsid="00cea742" style:font-weight-asian="normal" style:font-weight-complex="normal"/>
    </style:style>
    <style:style style:name="P98" style:family="paragraph" style:parent-style-name="Standard">
      <style:text-properties style:font-name="FreeMono" fo:font-weight="normal" officeooo:rsid="00d915bc" officeooo:paragraph-rsid="00daa672" style:font-weight-asian="normal" style:font-weight-complex="normal"/>
    </style:style>
    <style:style style:name="P99" style:family="paragraph" style:parent-style-name="Standard">
      <style:text-properties style:font-name="FreeMono" fo:font-weight="normal" officeooo:rsid="00dea958" officeooo:paragraph-rsid="00dea958" style:font-weight-asian="normal" style:font-weight-complex="normal"/>
    </style:style>
    <style:style style:name="P100" style:family="paragraph" style:parent-style-name="Standard">
      <style:text-properties style:font-name="FreeMono" fo:font-weight="normal" officeooo:rsid="00e2f6f9" officeooo:paragraph-rsid="00e2f6f9" style:font-weight-asian="normal" style:font-weight-complex="normal"/>
    </style:style>
    <style:style style:name="P101" style:family="paragraph" style:parent-style-name="Standard">
      <style:text-properties style:font-name="FreeMono" fo:font-weight="normal" officeooo:rsid="00e4a1bc" officeooo:paragraph-rsid="00e4a1bc" style:font-weight-asian="normal" style:font-weight-complex="normal"/>
    </style:style>
    <style:style style:name="P102" style:family="paragraph" style:parent-style-name="Standard">
      <style:text-properties style:font-name="FreeMono" fo:font-weight="normal" officeooo:rsid="00e7aab9" officeooo:paragraph-rsid="00e7aab9" style:font-weight-asian="normal" style:font-weight-complex="normal"/>
    </style:style>
    <style:style style:name="P103" style:family="paragraph" style:parent-style-name="Standard">
      <style:text-properties style:font-name="FreeMono" fo:font-weight="normal" officeooo:rsid="00e7aab9" officeooo:paragraph-rsid="00e97c42" style:font-weight-asian="normal" style:font-weight-complex="normal"/>
    </style:style>
    <style:style style:name="P104" style:family="paragraph" style:parent-style-name="Standard">
      <style:text-properties style:font-name="FreeMono" officeooo:rsid="007d59d9" officeooo:paragraph-rsid="007d59d9"/>
    </style:style>
    <style:style style:name="P105" style:family="paragraph" style:parent-style-name="Standard">
      <style:text-properties style:font-name="FreeMono" officeooo:rsid="007dd2b5" officeooo:paragraph-rsid="007dd2b5"/>
    </style:style>
    <style:style style:name="P106" style:family="paragraph" style:parent-style-name="Standard">
      <style:text-properties style:font-name="FreeMono" officeooo:rsid="0012e1c5" officeooo:paragraph-rsid="001699fb"/>
    </style:style>
    <style:style style:name="P107" style:family="paragraph" style:parent-style-name="Standard">
      <style:text-properties style:font-name="FreeMono" officeooo:rsid="0014c327" officeooo:paragraph-rsid="007eab6f"/>
    </style:style>
    <style:style style:name="P108" style:family="paragraph" style:parent-style-name="Standard">
      <style:text-properties style:font-name="FreeMono" officeooo:rsid="0048ff15" officeooo:paragraph-rsid="006e8295"/>
    </style:style>
    <style:style style:name="P109" style:family="paragraph" style:parent-style-name="Standard">
      <style:text-properties style:font-name="FreeMono" officeooo:rsid="00d02654" officeooo:paragraph-rsid="00d02654"/>
    </style:style>
    <style:style style:name="P110" style:family="paragraph" style:parent-style-name="Standard">
      <style:text-properties style:font-name="FreeMono" officeooo:rsid="00978d3d" officeooo:paragraph-rsid="00d02654"/>
    </style:style>
    <style:style style:name="P111" style:family="paragraph" style:parent-style-name="Standard">
      <style:text-properties style:font-name="FreeMono" officeooo:rsid="00ef1fbd" officeooo:paragraph-rsid="00ef1fbd"/>
    </style:style>
    <style:style style:name="P112" style:family="paragraph" style:parent-style-name="Standard">
      <style:text-properties fo:font-style="normal" officeooo:rsid="03c93db0" officeooo:paragraph-rsid="005deeb3" style:font-style-asian="normal" style:font-style-complex="normal"/>
    </style:style>
    <style:style style:name="P113" style:family="paragraph" style:parent-style-name="Standard">
      <style:text-properties fo:font-style="normal" officeooo:rsid="03cac422" officeooo:paragraph-rsid="005deeb3" style:font-style-asian="normal" style:font-style-complex="normal"/>
    </style:style>
    <style:style style:name="P114" style:family="paragraph" style:parent-style-name="Standard">
      <style:text-properties fo:font-style="normal" officeooo:rsid="03d6eedc" officeooo:paragraph-rsid="005deeb3" style:font-style-asian="normal" style:font-style-complex="normal"/>
    </style:style>
    <style:style style:name="P115" style:family="paragraph" style:parent-style-name="Standard">
      <style:text-properties fo:font-style="normal" officeooo:rsid="03da5229" officeooo:paragraph-rsid="005deeb3" style:font-style-asian="normal" style:font-style-complex="normal"/>
    </style:style>
    <style:style style:name="P116" style:family="paragraph" style:parent-style-name="Standard">
      <style:text-properties fo:font-style="normal" officeooo:rsid="03db309d" officeooo:paragraph-rsid="005deeb3" style:font-style-asian="normal" style:font-style-complex="normal"/>
    </style:style>
    <style:style style:name="P117" style:family="paragraph" style:parent-style-name="Standard">
      <style:text-properties fo:font-style="normal" officeooo:rsid="03e0174c" officeooo:paragraph-rsid="005deeb3" style:font-style-asian="normal" style:font-style-complex="normal"/>
    </style:style>
    <style:style style:name="P118" style:family="paragraph" style:parent-style-name="Standard">
      <style:text-properties fo:font-style="normal" officeooo:rsid="03f7160e" officeooo:paragraph-rsid="005deeb3" style:font-style-asian="normal" style:font-style-complex="normal"/>
    </style:style>
    <style:style style:name="P119" style:family="paragraph" style:parent-style-name="Standard">
      <style:text-properties fo:font-style="normal" officeooo:rsid="03f83b1e" officeooo:paragraph-rsid="005deeb3" style:font-style-asian="normal" style:font-style-complex="normal"/>
    </style:style>
    <style:style style:name="P120" style:family="paragraph" style:parent-style-name="Standard">
      <style:text-properties style:font-name="FreeMono" fo:font-weight="normal" officeooo:rsid="00dea958" officeooo:paragraph-rsid="00e0fb54" style:font-weight-asian="normal" style:font-weight-complex="normal"/>
    </style:style>
    <style:style style:name="P121" style:family="paragraph" style:parent-style-name="Standard">
      <style:text-properties style:font-name="FreeMono" fo:font-weight="normal" officeooo:rsid="00e2f6f9" officeooo:paragraph-rsid="00e2f6f9" style:font-weight-asian="normal" style:font-weight-complex="normal"/>
    </style:style>
    <style:style style:name="P122" style:family="paragraph" style:parent-style-name="Standard">
      <style:text-properties style:font-name="FreeMono" fo:font-weight="normal" officeooo:rsid="00f9d97c" officeooo:paragraph-rsid="00f9d97c" style:font-weight-asian="normal" style:font-weight-complex="normal"/>
    </style:style>
    <style:style style:name="P123" style:family="paragraph" style:parent-style-name="Standard">
      <style:text-properties style:font-name="FreeMono" fo:font-weight="normal" officeooo:rsid="00f9d97c" officeooo:paragraph-rsid="00faf770" style:font-weight-asian="normal" style:font-weight-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officeooo:rsid="000da810"/>
    </style:style>
    <style:style style:name="T5" style:family="text">
      <style:text-properties officeooo:rsid="0014c327"/>
    </style:style>
    <style:style style:name="T6" style:family="text">
      <style:text-properties officeooo:rsid="001699fb"/>
    </style:style>
    <style:style style:name="T7" style:family="text">
      <style:text-properties officeooo:rsid="00187283"/>
    </style:style>
    <style:style style:name="T8" style:family="text">
      <style:text-properties officeooo:rsid="001da52a"/>
    </style:style>
    <style:style style:name="T9" style:family="text">
      <style:text-properties officeooo:rsid="001debd5"/>
    </style:style>
    <style:style style:name="T10" style:family="text">
      <style:text-properties officeooo:rsid="001e4c2f"/>
    </style:style>
    <style:style style:name="T11" style:family="text">
      <style:text-properties officeooo:rsid="002047fe"/>
    </style:style>
    <style:style style:name="T12" style:family="text">
      <style:text-properties officeooo:rsid="002194ed"/>
    </style:style>
    <style:style style:name="T13" style:family="text">
      <style:text-properties officeooo:rsid="002457a2"/>
    </style:style>
    <style:style style:name="T14" style:family="text">
      <style:text-properties officeooo:rsid="00254575"/>
    </style:style>
    <style:style style:name="T15" style:family="text">
      <style:text-properties officeooo:rsid="0025da65"/>
    </style:style>
    <style:style style:name="T16" style:family="text">
      <style:text-properties officeooo:rsid="002a7ded"/>
    </style:style>
    <style:style style:name="T17" style:family="text">
      <style:text-properties officeooo:rsid="002e35e6"/>
    </style:style>
    <style:style style:name="T18" style:family="text">
      <style:text-properties officeooo:rsid="0031a349"/>
    </style:style>
    <style:style style:name="T19" style:family="text">
      <style:text-properties officeooo:rsid="00332ee0"/>
    </style:style>
    <style:style style:name="T20" style:family="text">
      <style:text-properties officeooo:rsid="0042615b"/>
    </style:style>
    <style:style style:name="T21" style:family="text">
      <style:text-properties officeooo:rsid="0046522a"/>
    </style:style>
    <style:style style:name="T22" style:family="text">
      <style:text-properties officeooo:rsid="0047cca2"/>
    </style:style>
    <style:style style:name="T23" style:family="text">
      <style:text-properties officeooo:rsid="0049f126"/>
    </style:style>
    <style:style style:name="T24" style:family="text">
      <style:text-properties officeooo:rsid="004a6dc4"/>
    </style:style>
    <style:style style:name="T25" style:family="text">
      <style:text-properties fo:font-weight="bold" style:font-weight-asian="bold" style:font-weight-complex="bold"/>
    </style:style>
    <style:style style:name="T26" style:family="text">
      <style:text-properties fo:font-weight="bold" officeooo:rsid="004d9bc6" style:font-weight-asian="bold" style:font-weight-complex="bold"/>
    </style:style>
    <style:style style:name="T27" style:family="text">
      <style:text-properties officeooo:rsid="004e163f"/>
    </style:style>
    <style:style style:name="T28" style:family="text">
      <style:text-properties officeooo:rsid="005105c0"/>
    </style:style>
    <style:style style:name="T29" style:family="text">
      <style:text-properties officeooo:rsid="0052e5de"/>
    </style:style>
    <style:style style:name="T30" style:family="text">
      <style:text-properties officeooo:rsid="0054780c"/>
    </style:style>
    <style:style style:name="T31" style:family="text">
      <style:text-properties officeooo:rsid="0058a779"/>
    </style:style>
    <style:style style:name="T32" style:family="text">
      <style:text-properties officeooo:rsid="005bc241"/>
    </style:style>
    <style:style style:name="T33" style:family="text">
      <style:text-properties officeooo:rsid="03fa0d0c"/>
    </style:style>
    <style:style style:name="T34" style:family="text">
      <style:text-properties officeooo:rsid="03d6eedc"/>
    </style:style>
    <style:style style:name="T35" style:family="text">
      <style:text-properties officeooo:rsid="03cb96cc"/>
    </style:style>
    <style:style style:name="T36" style:family="text">
      <style:text-properties fo:font-style="italic" officeooo:rsid="03f2cd62" style:font-style-asian="italic" style:font-style-complex="italic"/>
    </style:style>
    <style:style style:name="T37" style:family="text">
      <style:text-properties fo:font-style="italic" officeooo:rsid="03cfc459" style:font-style-asian="italic" style:font-style-complex="italic"/>
    </style:style>
    <style:style style:name="T38" style:family="text">
      <style:text-properties fo:font-style="italic" officeooo:rsid="03f83b1e" style:font-style-asian="italic" style:font-style-complex="italic"/>
    </style:style>
    <style:style style:name="T39" style:family="text">
      <style:text-properties officeooo:rsid="03f2cd62"/>
    </style:style>
    <style:style style:name="T40" style:family="text">
      <style:text-properties officeooo:rsid="03f30d02"/>
    </style:style>
    <style:style style:name="T41" style:family="text">
      <style:text-properties officeooo:rsid="03f41f26"/>
    </style:style>
    <style:style style:name="T42" style:family="text">
      <style:text-properties officeooo:rsid="03cfc459"/>
    </style:style>
    <style:style style:name="T43" style:family="text">
      <style:text-properties officeooo:rsid="03db309d"/>
    </style:style>
    <style:style style:name="T44" style:family="text">
      <style:text-properties officeooo:rsid="03ddbaa8"/>
    </style:style>
    <style:style style:name="T45" style:family="text">
      <style:text-properties officeooo:rsid="03e2d0fb"/>
    </style:style>
    <style:style style:name="T46" style:family="text">
      <style:text-properties officeooo:rsid="03e459f0"/>
    </style:style>
    <style:style style:name="T47" style:family="text">
      <style:text-properties officeooo:rsid="03f83b1e"/>
    </style:style>
    <style:style style:name="T48" style:family="text">
      <style:text-properties officeooo:rsid="005deeb3"/>
    </style:style>
    <style:style style:name="T49" style:family="text">
      <style:text-properties officeooo:rsid="005ea8b9"/>
    </style:style>
    <style:style style:name="T50" style:family="text">
      <style:text-properties officeooo:rsid="0060866e"/>
    </style:style>
    <style:style style:name="T51" style:family="text">
      <style:text-properties officeooo:rsid="00632f68"/>
    </style:style>
    <style:style style:name="T52" style:family="text">
      <style:text-properties officeooo:rsid="00691f24"/>
    </style:style>
    <style:style style:name="T53" style:family="text">
      <style:text-properties fo:font-style="normal" style:font-style-asian="normal" style:font-style-complex="normal"/>
    </style:style>
    <style:style style:name="T54" style:family="text">
      <style:text-properties fo:font-style="normal" officeooo:rsid="004abd24" style:font-style-asian="normal" style:font-style-complex="normal"/>
    </style:style>
    <style:style style:name="T55" style:family="text">
      <style:text-properties fo:font-style="normal" officeooo:rsid="004b51c2" style:font-style-asian="normal" style:font-style-complex="normal"/>
    </style:style>
    <style:style style:name="T56" style:family="text">
      <style:text-properties fo:font-style="normal" officeooo:rsid="006fb55d" style:font-style-asian="normal" style:font-style-complex="normal"/>
    </style:style>
    <style:style style:name="T57" style:family="text">
      <style:text-properties fo:font-style="normal" officeooo:rsid="009949be" style:font-style-asian="normal" style:font-style-complex="normal"/>
    </style:style>
    <style:style style:name="T58" style:family="text">
      <style:text-properties fo:font-style="normal" officeooo:rsid="00d02654" style:font-style-asian="normal" style:font-style-complex="normal"/>
    </style:style>
    <style:style style:name="T59" style:family="text">
      <style:text-properties fo:font-style="normal" officeooo:rsid="00d1675f" style:font-style-asian="normal" style:font-style-complex="normal"/>
    </style:style>
    <style:style style:name="T60" style:family="text">
      <style:text-properties fo:font-style="normal" officeooo:rsid="00d304a5" style:font-style-asian="normal" style:font-style-complex="normal"/>
    </style:style>
    <style:style style:name="T61" style:family="text">
      <style:text-properties officeooo:rsid="043ce47f"/>
    </style:style>
    <style:style style:name="T62" style:family="text">
      <style:text-properties style:font-name="FreeMono" officeooo:rsid="003ea406"/>
    </style:style>
    <style:style style:name="T63" style:family="text">
      <style:text-properties style:font-name="FreeMono" officeooo:rsid="0073471a"/>
    </style:style>
    <style:style style:name="T64" style:family="text">
      <style:text-properties style:font-name="FreeMono" officeooo:rsid="01353d7c"/>
    </style:style>
    <style:style style:name="T65" style:family="text">
      <style:text-properties style:font-name="FreeMono" officeooo:rsid="01033d40"/>
    </style:style>
    <style:style style:name="T66" style:family="text">
      <style:text-properties style:font-name="FreeMono" officeooo:rsid="00750505"/>
    </style:style>
    <style:style style:name="T67" style:family="text">
      <style:text-properties style:font-name="FreeMono" officeooo:rsid="0075d908"/>
    </style:style>
    <style:style style:name="T68" style:family="text">
      <style:text-properties officeooo:rsid="006e8295"/>
    </style:style>
    <style:style style:name="T69" style:family="text">
      <style:text-properties officeooo:rsid="006fb55d"/>
    </style:style>
    <style:style style:name="T70" style:family="text">
      <style:text-properties officeooo:rsid="00718537"/>
    </style:style>
    <style:style style:name="T71" style:family="text">
      <style:text-properties officeooo:rsid="0075d908"/>
    </style:style>
    <style:style style:name="T72" style:family="text">
      <style:text-properties officeooo:rsid="00778715"/>
    </style:style>
    <style:style style:name="T73" style:family="text">
      <style:text-properties officeooo:rsid="0079ea4b"/>
    </style:style>
    <style:style style:name="T74" style:family="text">
      <style:text-properties officeooo:rsid="007bd762"/>
    </style:style>
    <style:style style:name="T75" style:family="text">
      <style:text-properties officeooo:rsid="007d59d9"/>
    </style:style>
    <style:style style:name="T76" style:family="text">
      <style:text-properties officeooo:rsid="000f7e64"/>
    </style:style>
    <style:style style:name="T77" style:family="text">
      <style:text-properties officeooo:rsid="007dd2b5"/>
    </style:style>
    <style:style style:name="T78" style:family="text">
      <style:text-properties officeooo:rsid="007eab6f"/>
    </style:style>
    <style:style style:name="T79" style:family="text">
      <style:text-properties officeooo:rsid="0080e1a6"/>
    </style:style>
    <style:style style:name="T80" style:family="text">
      <style:text-properties officeooo:rsid="0083c791"/>
    </style:style>
    <style:style style:name="T81" style:family="text">
      <style:text-properties officeooo:rsid="008498c7"/>
    </style:style>
    <style:style style:name="T82" style:family="text">
      <style:text-properties officeooo:rsid="00860279"/>
    </style:style>
    <style:style style:name="T83" style:family="text">
      <style:text-properties officeooo:rsid="00864098"/>
    </style:style>
    <style:style style:name="T84" style:family="text">
      <style:text-properties officeooo:rsid="008675e0"/>
    </style:style>
    <style:style style:name="T85" style:family="text">
      <style:text-properties officeooo:rsid="00874eb5"/>
    </style:style>
    <style:style style:name="T86" style:family="text">
      <style:text-properties officeooo:rsid="0088c6a9"/>
    </style:style>
    <style:style style:name="T87" style:family="text">
      <style:text-properties officeooo:rsid="00893c6f"/>
    </style:style>
    <style:style style:name="T88" style:family="text">
      <style:text-properties officeooo:rsid="008a3c2a"/>
    </style:style>
    <style:style style:name="T89" style:family="text">
      <style:text-properties officeooo:rsid="008b757e"/>
    </style:style>
    <style:style style:name="T90" style:family="text">
      <style:text-properties officeooo:rsid="008d2a5d"/>
    </style:style>
    <style:style style:name="T91" style:family="text">
      <style:text-properties officeooo:rsid="0090747d"/>
    </style:style>
    <style:style style:name="T92" style:family="text">
      <style:text-properties officeooo:rsid="00916ac3"/>
    </style:style>
    <style:style style:name="T93" style:family="text">
      <style:text-properties officeooo:rsid="009250dd"/>
    </style:style>
    <style:style style:name="T94" style:family="text">
      <style:text-properties officeooo:rsid="00938f1f"/>
    </style:style>
    <style:style style:name="T95" style:family="text">
      <style:text-properties officeooo:rsid="0093da40"/>
    </style:style>
    <style:style style:name="T96" style:family="text">
      <style:text-properties officeooo:rsid="009409cb"/>
    </style:style>
    <style:style style:name="T97" style:family="text">
      <style:text-properties officeooo:rsid="009e82e9"/>
    </style:style>
    <style:style style:name="T98" style:family="text">
      <style:text-properties officeooo:rsid="00a343ec"/>
    </style:style>
    <style:style style:name="T99" style:family="text">
      <style:text-properties officeooo:rsid="00a63e67"/>
    </style:style>
    <style:style style:name="T100" style:family="text">
      <style:text-properties officeooo:rsid="00af3551"/>
    </style:style>
    <style:style style:name="T101" style:family="text">
      <style:text-properties officeooo:rsid="00b2b38a"/>
    </style:style>
    <style:style style:name="T102" style:family="text">
      <style:text-properties officeooo:rsid="00c02184"/>
    </style:style>
    <style:style style:name="T103" style:family="text">
      <style:text-properties officeooo:rsid="00c1f9ec"/>
    </style:style>
    <style:style style:name="T104" style:family="text">
      <style:text-properties officeooo:rsid="00c3c23d"/>
    </style:style>
    <style:style style:name="T105" style:family="text">
      <style:text-properties officeooo:rsid="00c967a1"/>
    </style:style>
    <style:style style:name="T106" style:family="text">
      <style:text-properties officeooo:rsid="00d34fe7"/>
    </style:style>
    <style:style style:name="T107" style:family="text">
      <style:text-properties officeooo:rsid="00d7411a"/>
    </style:style>
    <style:style style:name="T108" style:family="text">
      <style:text-properties officeooo:rsid="00d915bc"/>
    </style:style>
    <style:style style:name="T109" style:family="text">
      <style:text-properties officeooo:rsid="00daa672"/>
    </style:style>
    <style:style style:name="T110" style:family="text">
      <style:text-properties officeooo:rsid="00dbdc83"/>
    </style:style>
    <style:style style:name="T111" style:family="text">
      <style:text-properties officeooo:rsid="00dc84a9"/>
    </style:style>
    <style:style style:name="T112" style:family="text">
      <style:text-properties officeooo:rsid="00e0c64e"/>
    </style:style>
    <style:style style:name="T113" style:family="text">
      <style:text-properties officeooo:rsid="00e5f8e3"/>
    </style:style>
    <style:style style:name="T114" style:family="text">
      <style:text-properties officeooo:rsid="00e832db"/>
    </style:style>
    <style:style style:name="T115" style:family="text">
      <style:text-properties officeooo:rsid="00e97c42"/>
    </style:style>
    <style:style style:name="T116" style:family="text">
      <style:text-properties officeooo:rsid="00eb44f8"/>
    </style:style>
    <style:style style:name="T117" style:family="text">
      <style:text-properties officeooo:rsid="00ec5f03"/>
    </style:style>
    <style:style style:name="T118" style:family="text">
      <style:text-properties officeooo:rsid="00f03477"/>
    </style:style>
    <style:style style:name="T119" style:family="text">
      <style:text-properties officeooo:rsid="00f3e9f2"/>
    </style:style>
    <style:style style:name="T120" style:family="text">
      <style:text-properties officeooo:rsid="00f7838a"/>
    </style:style>
    <style:style style:name="T121" style:family="text">
      <style:text-properties officeooo:rsid="00faf7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6">Communication at a distance</text:span></text:p>
      <text:p text:style-name="P1"/>
      <text:p text:style-name="P2">Decades before the invention of the electrical telegraph <text:span text:style-name="T4">that brought near-instantaneous communication to the Victorian world</text:span>, the word ``telegraph'' was already in widespread use, <text:span text:style-name="T4">having been coined by a French inventor named Claude Chappe to describe a network of towers that was also used to relay information.</text:span> Much like signal fires that have been used since an<text:span text:style-name="T1">tiquity</text:span> to convey <text:span text:style-name="T4">simple</text:span>, this \emph{optical telegraph} required no wires at all, <text:span text:style-name="T4">as it</text:span> instead relied on ordinary sight. In the section that follows we will explore a few different sight-based communication systems <text:span text:style-name="T73">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74">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text:soft-page-break/></text:p>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74">is called </text:span>a \emph{semaphore system} of communication. <text:span text:style-name="T75">While it may not seem that groundbreaking or useful for your game of catch, the core idea of transmitting symbols is the essence of all digital communication.</text:span></text:p>
      <text:p text:style-name="P6"/>
      <text:p text:style-name="P104">Now <text:span text:style-name="T76">is there any way for us to extend this idea to quickly transfer information across dozens or even hundreds of miles?</text:span></text:p>
      <text:p text:style-name="P104"/>
      <text:p text:style-name="P105">The key insight is that to turn this basic semaphore system into something useful, we will need a \emph{network} of relay stations, each passing a message along to the next faster than any horse could ride.</text:p>
      <text:p text:style-name="P105"/>
      <text:p text:style-name="P105">[graphic]</text:p>
      <text:p text:style-name="P5"/>
      <text:p text:style-name="P7">Even those in the ancient world <text:span text:style-name="T77">understood that this was</text:span> <text:span text:style-name="T5">a conceptually sound design.</text:span></text:p>
      <text:p text:style-name="P7"/>
      <text:p text:style-name="P8">[INSERT QUOTE <text:span text:style-name="T75">FROM THE INFORMATION</text:span>]</text:p>
      <text:p text:style-name="P106"/>
      <text:p text:style-name="P107">Of course, theorizing this is one thing, but <text:span text:style-name="T78">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107"/>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79">primarily</text:span> economic. <text:span text:style-name="T79">To take one famous case, t</text:span>he British <text:span text:style-name="T79">thinker</text:span> Robert Hooke wrote out a detailed proposal as early <text:soft-page-break/>as 1684 <text:span text:style-name="T7">for a system of communication at a distance</text:span>, but the proposal languished <text:span text:style-name="T80">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9">10</text:span> miles apart, the cost of building the network would be the cost of building and maintaining <text:span text:style-name="T9">3</text:span>0 stations: <text:span text:style-name="T80">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80">This was too high a price </text:span>for the English government of the late 17<text:span text:style-name="T2">th</text:span> century to spend on an unproven idea <text:span text:style-name="T9">without an obvious regular use case.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81">entrepreneurial </text:span>Chappe<text:span text:style-name="T10">, who furiously iterated on the design of his towers.</text:span></text:p>
      <text:p text:style-name="P14"/>
      <text:p text:style-name="P16"><text:span text:style-name="T81">Chappe's challenge was to figure out the nitty gritty details:</text:span> how were two <text:span text:style-name="T11">relay stations</text:span> going to actually communicate? Chappe tried <text:span text:style-name="T11">a variety of </text:span>systems, <text:span text:style-name="T11">some rather elaborate</text:span> that involved synchronizing the time between two <text:span text:style-name="T11">relay stations. In the end, the simpler solution won out, a trend that we will see continues for centuries.</text:span></text:p>
      <text:p text:style-name="P16"/>
      <text:p text:style-name="P17">The relay stations would be large towers with mechanical arms that could be seen from as far away as possible. In particular, <text:span text:style-name="T8">there were two </text:span>small <text:span text:style-name="T8">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1">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3">to be used for</text:span> strictly military <text:span text:style-name="T13">purposes</text:span>, <text:span text:style-name="T12">the meaning of the arm positions emanating from the towers was to be kept secret. In fact, even the operators of towers often were simply mimicking the arm positions of the transmitting tower, </text:span><text:soft-page-break/><text:span text:style-name="T12">without knowing the meaning of the message contained within that series of arm positions. [CITE]</text:span></text:p>
      <text:p text:style-name="P18"/>
      <text:p text:style-name="P15"><text:span text:style-name="T14">T</text:span>he first line <text:span text:style-name="T14">of these towers </text:span>between Paris and the town of Lille was completed in 1792 and <text:span text:style-name="T82">given the military usefulness, </text:span>within a few years, th<text:span text:style-name="T82">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15">formal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83">hilly</text:span> city, you may have a neighborhood nearby called something like \emph{telegraph hill}; this name is derived from the hills upon which optical telegraphs were placed <text:span text:style-name="T83">to maximize visibility</text:span>.</text:p>
      <text:p text:style-name="P14"/>
      <text:p text:style-name="P27">1.3 A System of Lights</text:p>
      <text:p text:style-name="P19"/>
      <text:p text:style-name="P22">Chappe's <text:span text:style-name="T16">large mechanical arm positions provide</text:span> one way to communicate effectively at a distance, <text:span text:style-name="T83">mimicking the game of catch we played earlier with Mary.</text:span></text:p>
      <text:p text:style-name="P22"/>
      <text:p text:style-name="P22"><text:span text:style-name="T83">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84">Building a tower is too much work, and you couldn't see it in the dark anyway.</text:span></text:p>
      <text:p text:style-name="P20"/>
      <text:p text:style-name="P23"><text:span text:style-name="T84">But just as you are about to give up</text:span>, Mary remembers that she has a huge bright light on her roof that when turned on is visible to you from your house. <text:span text:style-name="T84">(Light bulbs were not invented until the late 1800s, so this was not available to Chappe.)</text:span> If she is cooking a meal with meat, she will shine the light and leave it on all evening. That way <text:soft-page-break/>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configurations. What happens when we add another friend to the mix, <text:soft-page-break/>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
      <text:p text:style-name="P21">Written more concisely, we have just seen that if we have some number $n$ lights, then we can display $2^n$ possible configurations. </text:p>
      <text:p text:style-name="P21"/>
      <text:p text:style-name="P32"><text:span text:style-name="T19">There are many more questions we might want to answer about our system of lights. </text:span>What messages can <text:span text:style-name="T18">be sent</text:span> with these lights? What about just a single light? <text:span text:style-name="T18">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7">Chapter 2:</text:span> The electrical telegraph</text:p>
      <text:p text:style-name="P28"/>
      <text:p text:style-name="P33"><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robust solution to long distance communication. <text:span text:style-name="T115">Electricity can be </text:span><text:soft-page-break/><text:span text:style-name="T115">made to travel over a wire and this can in turn be used as the fundamental building block of a communication system. This</text:span> approach doesn't have the shortcoming of the line-of-sight approaches – the wire<text:span text:style-name="T116">s</text:span> can snake around large mountains, treacherous deserts, and lie at the bottom of bodies of water. Moreover, <text:span text:style-name="T117">electrical telegraphy</text:span> doesn't require expensive towers to be built and maintained, and wires can fairly easily be repositioned, and so a network based on the electrical telegraph is much less expensive and more flexible <text:span text:style-name="T85">than</text:span> <text:span text:style-name="T85">an</text:span> optical telegraph network.</text:p>
      <text:p text:style-name="P34"/>
      <text:p text:style-name="P34">Given all the advantages of the electrical telegraph, <text:span text:style-name="T20">it is no surprise that shortly after being invented</text:span>, it eclipsed the optical telegraph <text:span text:style-name="T20">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1">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86">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2">many</text:span> great inventions, the ideas behind the telegraph were developed more or less independently by more than one person, <text:span text:style-name="T22">and bitter patent lawsuits were not far behind. T</text:span>he man who <text:span text:style-name="T118">has ended up getting</text:span> the majority of the credit as the father of the telegraph is Samuel Morse, a<text:span text:style-name="T87">n American</text:span> painter-turned-inventor who was born in 1792, <text:span text:style-name="T23">right when Chappe was furiously iterating on his towers</text:span>. Morse was unaware of telegraphy <text:span text:style-name="T24">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88">other</text:span> prominent pair of inventors were Cooke and Wheatstone, who worked in England, <text:span text:style-name="T88">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5">2.1 A </text:span><text:span text:style-name="T26">simple</text:span><text:span text:style-name="T25"> circuit </text:span></text:p>
      <text:p text:style-name="P33"/>
      <text:p text:style-name="P33">An electric telegraph is in essence just a very simple electrical circuit. There is a power source, a switch and a loop of wire connected to an electrical device <text:span text:style-name="T89">that acts as a receiver indicating whether or not electricity is flowing through the circuit</text:span>:</text:p>
      <text:p text:style-name="P33"><text:soft-page-break/></text:p>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7">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111">[DIAGRAM]</text:p>
      <text:p text:style-name="P38"/>
      <text:p text:style-name="P39"><text:span text:style-name="T90">Unfortunately for Morse and his peers, there were </text:span>no light bulbs <text:span text:style-name="T90">in the 1830s and 1840s</text:span>, <text:span text:style-name="T28">but there were elementary alternatives serving the same conceptual function as a light bulb.</text:span></text:p>
      <text:p text:style-name="P39"/>
      <text:p text:style-name="P29">2.2 <text:span text:style-name="T31">One</text:span> telegraph <text:span text:style-name="T31">to rule them all</text:span></text:p>
      <text:p text:style-name="P39"/>
      <text:p text:style-name="P41"><text:span text:style-name="T91">While a</text:span>ll electrical telegraphy <text:span text:style-name="T30">developed through the 1840s </text:span>was based on the <text:span text:style-name="T29">paradigm of a simple circuit that we described above</text:span>, <text:span text:style-name="T29">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49">an iteration coming from</text:span> Morse <text:span text:style-name="T49">and his collaborators, notably Alfred Vail</text:span>. <text:span text:style-name="T48">As we will see time and time again, simplicity is a major virtue when designing a telecommunications system, and this was an advantage of the Morse telegraph over other early prototypes.</text:span></text:p>
      <text:p text:style-name="P45"/>
      <text:p text:style-name="P58">Let's look in a bit more detail at how the Morse telegraph worked. Here is a representation superimposed on our basic circuit above:</text:p>
      <text:p text:style-name="P44"/>
      <text:p text:style-name="P56">[DIAGRAM]</text:p>
      <text:p text:style-name="P56"/>
      <text:p text:style-name="P57">The circuit was closed by default, which means that electricity was flowing through. Transmission occurred via \emph{telegraph key}, an invention of Vail that was essentially just a single button that an <text:soft-page-break/>operator could press. When pressed, the circuit was opened and <text:span text:style-name="T50">electricity no longer could flow through the wire. When released, electricity resumed.</text:span></text:p>
      <text:p text:style-name="P57"/>
      <text:p text:style-name="P59">[IMAGE OF TELEGRAPH KEY]</text:p>
      <text:p text:style-name="P59"/>
      <text:p text:style-name="P47">Telegraph operators would tap out messages with this single key in a specified manner (which we'll discuss shortly).</text:p>
      <text:p text:style-name="P60"/>
      <text:p text:style-name="P61">On the receiving end, <text:span text:style-name="T51">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60"/>
      <text:p text:style-name="P62">[IMAGE OF SOUNDER]</text:p>
      <text:p text:style-name="P62"/>
      <text:p text:style-name="P65">This <text:span text:style-name="T70">device </text:span>allowed telegraph operators to listen to clicks and pauses which corresponded <text:span text:style-name="T52">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5"/>
      <text:p text:style-name="P30"><text:span text:style-name="T69">2.3 </text:span>Morse Code</text:p>
      <text:p text:style-name="P49"/>
      <text:p text:style-name="P48"><text:span text:style-name="T66">K</text:span><text:span text:style-name="T62">nowing that someone on the other end of a telegraph line </text:span><text:span text:style-name="T63">hundreds or </text:span><text:span text:style-name="T62">thousands of miles away </text:span><text:span text:style-name="T64">i</text:span><text:span text:style-name="T62">s pressing a key at this </text:span><text:span text:style-name="T65">very</text:span><text:span text:style-name="T62"> moment is a remarkable achievement, but in order for it to be useful for communication, there needs to exist a </text:span><text:span text:style-name="T63">\emph{system}</text:span><text:span text:style-name="T62"> that translates the </text:span><text:span text:style-name="T67">``</text:span><text:span text:style-name="T62">o</text:span><text:span text:style-name="T67">n''</text:span><text:span text:style-name="T62"> and </text:span><text:span text:style-name="T67">``</text:span><text:span text:style-name="T62">off</text:span><text:span text:style-name="T67">''</text:span><text:span text:style-name="T62"> states of the telegraph into useful information.</text:span></text:p>
      <text:p text:style-name="P50"/>
      <text:p text:style-name="P50">We've <text:span text:style-name="T68">discussed</text:span> a couple such systems already, but these relied on line of sight and being able to display lots of information at once, either in the form of varying arm positions or in various lights that are on or off. In this case, we only have <text:span text:style-name="T92">a single</text:span> on <text:span text:style-name="T92">or</text:span> off state <text:span text:style-name="T92">that varies over time</text:span>. How can this be used to convey information?</text:p>
      <text:p text:style-name="P50"/>
      <text:p text:style-name="P52">The system that stuck for telegraphy <text:span text:style-name="T93">is known as</text:span> Morse code. <text:span text:style-name="T93">Morse code</text:span> <text:span text:style-name="T93">enables communication</text:span> by segmenting the raw <text:span text:style-name="T71">``</text:span>o<text:span text:style-name="T71">n''</text:span> and <text:span text:style-name="T71">``</text:span>off<text:span text:style-name="T71">''</text:span> states into <text:span text:style-name="T61">four symbols</text:span>: a dot, a dash, a <text:span text:style-name="T61">short </text:span>pause, <text:span text:style-name="T61">and a long pause</text:span>. A short press of the telegraph key was <text:span text:style-name="T71">called </text:span>a <text:span text:style-name="T71">``</text:span>dot<text:span text:style-name="T71">''</text:span> and a long press of the key was <text:span text:style-name="T71">called </text:span>a <text:span text:style-name="T71">``</text:span>dash<text:span text:style-name="T71">''</text:span>. <text:span text:style-name="T71">Different lengths of</text:span> pause<text:span text:style-name="T61">s were</text:span> necessary to <text:span text:style-name="T71">differentiate a pause between letters from a pause between words.</text:span></text:p>
      <text:p text:style-name="P52"/>
      <text:p text:style-name="P51">[TABLE OF <text:span text:style-name="T61">BASIC ALPHABET OF TELEGRAPHY:</text:span> DOT, DASH, SPACE<text:span text:style-name="T61">S</text:span>]</text:p>
      <text:p text:style-name="P51"/>
      <text:p text:style-name="P53">These four symbols comprise the basic alphabet of telegraphy, but we also need a way to translate this basic alphabet into English letters, much as we did for our system of lights earlier. <text:span text:style-name="T94">I</text:span>t is not too difficult to create such a table:</text:p>
      <text:p text:style-name="P54"><text:soft-page-break/></text:p>
      <text:p text:style-name="P54">[Morse code table]</text:p>
      <text:p text:style-name="P54"/>
      <text:p text:style-name="P108"><text:span text:style-name="T53">Armed with this system, the telegraph </text:span><text:span text:style-name="T54">is</text:span><text:span text:style-name="T53"> transformed from a </text:span><text:span text:style-name="T55">meaningless</text:span><text:span text:style-name="T53"> </text:span><text:span text:style-name="T54">single-signal</text:span><text:span text:style-name="T53"> transmission device into the world's first </text:span><text:span text:style-name="T56">widespread</text:span><text:span text:style-name="T53"> telecommunication technology. </text:span><text:span text:style-name="T58">The way it works is similar to the semaphore system we outlined above. For example, consider the following sets of dots, dashes, short pauses and long pauses, represented on paper via our table above:</text:span></text:p>
      <text:p text:style-name="P108"/>
      <text:p text:style-name="P55">[COME UP WITH A STRING]</text:p>
      <text:p text:style-name="P109"/>
      <text:p text:style-name="P55">Using the translation table, this would correspond to the English sentence:</text:p>
      <text:p text:style-name="P109"/>
      <text:p text:style-name="P55">[ENGLISH TRANSLATION OF STRING]</text:p>
      <text:p text:style-name="P108"/>
      <text:p text:style-name="P110"><text:span text:style-name="T58">T</text:span><text:span text:style-name="T53">he Morse system has the advantage that only a single circuit is needed to communicate</text:span><text:span text:style-name="T58">, meaning that even very simple designs for the physical telegraph could be made to effectively communicate via Morse code. In </text:span><text:span text:style-name="T59">particular</text:span><text:span text:style-name="T58">,</text:span><text:span text:style-name="T53"> </text:span><text:span text:style-name="T58">u</text:span><text:span text:style-name="T53">nlike the more complex designs of Cooke and Wheatstone (as well as Morse's earlier systems), the telegraph which became the standard did not require several wires across multiple circuits to be synchronized, </text:span><text:span text:style-name="T57">cutting down the complexity </text:span><text:span text:style-name="T60">and cost </text:span><text:span text:style-name="T57">of the system significantly.</text:span></text:p>
      <text:p text:style-name="P64"/>
      <text:p text:style-name="P31">2.4 Limits of Telegraphy</text:p>
      <text:p text:style-name="P30"/>
      <text:p text:style-name="P69">We now have a basic high level understanding of how the telegraph works, but <text:span text:style-name="T72">before dismissing this topic as fully understood,</text:span> it's worth pausing to <text:span text:style-name="T106">write down</text:span> <text:span text:style-name="T95">some questions that highlight what we do NOT yet know:</text:span></text:p>
      <text:p text:style-name="P69"/>
      <text:p text:style-name="P69">How does a sounder work?</text:p>
      <text:p text:style-name="P69">Will the telegraph work at arbitrarily long distances?</text:p>
      <text:p text:style-name="P69">How many wires are needed to be laid between point A and point B? </text:p>
      <text:p text:style-name="P69">How fast does it take for information to travel from one end to another?</text:p>
      <text:p text:style-name="P91">How reliable are wires?</text:p>
      <text:p text:style-name="P70">How are wires protected?</text:p>
      <text:p text:style-name="P70"/>
      <text:p text:style-name="P92">This is of course a small subset of unknowns. It's good practice to try to think precisely about what you do NOT understand, especially if you aren't used to reading technical texts. </text:p>
      <text:p text:style-name="P75"/>
      <text:p text:style-name="P75"><text:span text:style-name="T102">Exercise: formulate</text:span> some more <text:span text:style-name="T96">open </text:span>questions.</text:p>
      <text:p text:style-name="P75"/>
      <text:p text:style-name="P98"><text:span text:style-name="T109">Perhaps the largest looming question is</text:span> how electricity <text:span text:style-name="T119">works</text:span>. We will cover this <text:span text:style-name="T111">topic in more detail</text:span> in the next part <text:span text:style-name="T109">of this book</text:span>, so if you aren't already knowledgeable <text:span text:style-name="T119">on electromagnetism</text:span>, <text:span text:style-name="T110">I encourage you for now to rely on a high level understanding of electricity as the flow of free electrons through wires made from conducting metals like copper. Electricity has a current, like a river, and moves very fast.</text:span></text:p>
      <text:p text:style-name="P98"/>
      <text:p text:style-name="P99">This very rough <text:span text:style-name="T112">notion</text:span> approximates the mentality of engineers <text:soft-page-break/>through the 1850s (minus knowing about electrons), since it wasn't until later in the 19<text:span text:style-name="T2">th</text:span> century that James Clerk Maxwell and others paved the way for our contemporary understanding of electromagnetism.</text:p>
      <text:p text:style-name="P99"/>
      <text:p text:style-name="P120"><text:span text:style-name="T120">Despite a lack of theoretical </text:span>understanding <text:span text:style-name="T120">of </text:span>the fundamental principles that enabled electrical telegraphy to function, it did <text:span text:style-name="T120">manage to work</text:span> nevertheless. But it didn't <text:span text:style-name="T120">work</text:span> perfectly, and so a lot of energy was spend trying to get telegraphs to be more reliable, to function over long distances, and to be able to cross harsh terrain. </text:p>
      <text:p text:style-name="P79"/>
      <text:p text:style-name="P100">One challenge at first seemed insurmountable: <text:span text:style-name="T114">could </text:span>a telegraph cable <text:span text:style-name="T114">be built</text:span> that traverse<text:span text:style-name="T114">d</text:span> the Atlantic ocean?</text:p>
      <text:p text:style-name="P123"/>
      <text:p text:style-name="P123">Morse's first<text:span text:style-name="T121"> successful domestic</text:span> telegraph <text:span text:style-name="T121">communication</text:span> occurred in 1844 as the message ``<text:span text:style-name="T121">WHAT HATH GOD WROUGHT</text:span>'' <text:span text:style-name="T121">was transmitted between Baltimore, Maryland and Washington, D.C. That early telegraph line was built largely with copper wire</text:span></text:p>
      <text:p text:style-name="P122"/>
      <text:p text:style-name="P122"/>
      <text:p text:style-name="P122"/>
      <text:p text:style-name="P100"/>
      <text:p text:style-name="P103">[IAMHERE]</text:p>
      <text:p text:style-name="P100"/>
      <text:p text:style-name="P100"/>
      <text:p text:style-name="P101">It did not happen overnight, but 14 years after <text:span text:style-name="T99">Morse's first successful proof of concept of the electrical telegraph occurred in 1844 between Baltimore and Washington, D.C., the first transatlantic telegraph cable was laid, ushering in the dawn of a new information age of instantaneous cross-continent communication.</text:span></text:p>
      <text:p text:style-name="P101"/>
      <text:p text:style-name="P102"/>
      <text:p text:style-name="P80"/>
      <text:p text:style-name="P82">Reliability was the first challenge. Naked <text:span text:style-name="T97">copper wires were not sustainable as a transport mechanism over long distances for a variety of reasons (for one, they could be severed too easily), and it became clear that proper cables should be made for telegraphs to function at scale. In particular, telegraph wires going under large bodies of water required significant cabling. </text:span></text:p>
      <text:p text:style-name="P82"/>
      <text:p text:style-name="P93">Surrounding the thin copper wire with a strong metal like iron didn't seem to allow the telegraph to function (this was due to electrical interference, which was not well understood at the time).</text:p>
      <text:p text:style-name="P81"/>
      <text:p text:style-name="P84">Fortunately, \emph{gutta-percha} was discovered by the industrial world in 1843 <text:span text:style-name="T103">and quickly became a household name in the Victorian world</text:span>. This tree sap known for producing a naturally rigid latex became the <text:span text:style-name="T113">mid to late 19</text:span><text:span text:style-name="T3">th</text:span><text:span text:style-name="T113"> century's</text:span> equivalent of plastic today, and among its myriad uses was <text:span text:style-name="T101">as an insulator surrounding</text:span> raw copper <text:span text:style-name="T98">telegraph </text:span>wire<text:span text:style-name="T98">s. The gutta-percha in turn was often wrapped in rubber, and then an outer layer or iron or steel, creating a cable whose cross section looked like this:</text:span></text:p>
      <text:p text:style-name="P84"/>
      <text:p text:style-name="P85">[IMAGE]</text:p>
      <text:p text:style-name="P84"/>
      <text:p text:style-name="P88"><text:span text:style-name="T104">When it came to telegraph cables</text:span>, <text:span text:style-name="T105">there were a lot of open questions. </text:span><text:soft-page-break/><text:span text:style-name="T105">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88"/>
      <text:p text:style-name="P96">Yet <text:span text:style-name="T107">even as engineers inched towards cables that were better optimized for the task at hand, there remained one unfortunate fact of life: over longer and longer distances, the strength of the signal diminished.</text:span></text:p>
      <text:p text:style-name="P96"/>
      <text:p text:style-name="P97"><text:span text:style-name="T108">T</text:span>his phenomenon, which in contemporary parlance is called \emph{attenuation} <text:span text:style-name="T108">of the electrical signal</text:span>, <text:span text:style-name="T108">is due to the fact that energy is lost when electricity travels over a wire, for example escaping as heat energy. We will understand this phenomenon in greater detail in the next chapter, but for now </text:span></text:p>
      <text:p text:style-name="P89"/>
      <text:p text:style-name="P71"/>
      <text:p text:style-name="P71">--</text:p>
      <text:p text:style-name="P73">IAMHERE LINE</text:p>
      <text:p text:style-name="P73"/>
      <text:p text:style-name="P73"/>
      <text:p text:style-name="P77"/>
      <text:p text:style-name="P76"/>
      <text:p text:style-name="P74"/>
      <text:p text:style-name="P74"/>
      <text:p text:style-name="P74"/>
      <text:p text:style-name="P72"/>
      <text:p text:style-name="P68"/>
      <text:p text:style-name="P63"/>
      <text:p text:style-name="P66"/>
      <text:p text:style-name="P57"/>
      <text:p text:style-name="P57"/>
      <text:p text:style-name="P56"/>
      <text:p text:style-name="P56"/>
      <text:p text:style-name="P67">GARBAGE BELOW HERE</text:p>
      <text:p text:style-name="P56">-----</text:p>
      <text:p text:style-name="P56"/>
      <text:p text:style-name="P93">both due to damage and electrical interference. The latter phenomenon was not well understood at the time, but regardless</text:p>
      <text:p text:style-name="P56"/>
      <text:p text:style-name="P56">sdf</text:p>
      <text:p text:style-name="P56"/>
      <text:p text:style-name="P94">One early win was significant: despite the diagram of a simple circuit above, it turned out that only a single wire was needed. </text:p>
      <text:p text:style-name="P87"/>
      <text:p text:style-name="P87"/>
      <text:p text:style-name="P90">Of course through these techniques, engineers were trying to </text:p>
      <text:p text:style-name="P86"/>
      <text:p text:style-name="P86"/>
      <text:p text:style-name="P86">In addition to <text:span text:style-name="T100">questions surrounding </text:span>cabl<text:span text:style-name="T100">ing to transmit a signal as far as possible</text:span></text:p>
      <text:p text:style-name="P86"/>
      <text:p text:style-name="P95">, it was </text:p>
      <text:p text:style-name="P83"/>
      <text:p text:style-name="P78"/>
      <text:p text:style-name="P44"><text:soft-page-break/></text:p>
      <text:p text:style-name="P44"/>
      <text:p text:style-name="P44"/>
      <text:p text:style-name="P44"/>
      <text:p text:style-name="P112">Recall that when the switch in our circuit is closed, electricity flows and the light turns on:</text:p>
      <text:p text:style-name="P112"/>
      <text:p text:style-name="P112">[DIAGRAM]</text:p>
      <text:p text:style-name="P112"/>
      <text:p text:style-name="P113"><text:span text:style-name="T34">This means that by turning the switch on and off</text:span>, <text:span text:style-name="T34">a person</text:span> can cause <text:span text:style-name="T35">our</text:span> light to go on and off <text:span text:style-name="T34">in some far away location</text:span>. <text:span text:style-name="T34">This was the core functionality of the telegraph, with a few modifications. The switch was closed by default but would open when an operator pressed down on a key. This </text:span><text:span text:style-name="T36">telegraph key</text:span><text:span text:style-name="T39"> was the transmitter in the system and it looked like this:</text:span></text:p>
      <text:p text:style-name="P113"/>
      <text:p text:style-name="P114">[Illustration of telegraph key]</text:p>
      <text:p text:style-name="P114"/>
      <text:p text:style-name="P114">When the key was pressed, the switch was <text:span text:style-name="T40">opened</text:span> and the flow of electricity was <text:span text:style-name="T40">stopped</text:span>. Telegraph operators would tap out messages with this single key in a specified manner (which we'll discuss shortly), and the receiver would be able to capture those signals. <text:span text:style-name="T41">You might wonder why it was set up so that the switch was closed by default, instead of open by default. The reason is that by having electricity continually flowing through the circuit, it was easy to detect any issues with the system, for example a wire that had been damaged. If you had the switch open by default, then the receiver could not differentiate between a slow day and a damaged wire.</text:span></text:p>
      <text:p text:style-name="P114"/>
      <text:p text:style-name="P114">So far we've been assuming the receiver would capture the signals by looking at a light bulb go on and off. However, t<text:span text:style-name="T35">he light bulb was not invented until the 1890s, so Morse and his fellow inventors in the 1830s and 1840s had to come up with another mechanism to alert the receiver that electricity was flowing through the </text:span>circuit<text:span text:style-name="T35">. There were several incarnations of receiver technology, but the one that was eventually settled on was a </text:span><text:span text:style-name="T37">sounder</text:span><text:span text:style-name="T42">.</text:span></text:p>
      <text:p text:style-name="P114"/>
      <text:p text:style-name="P115">To understand how a sounder works, we must first talk briefly about electromagnets. An electromagnet is basically a piece of iron with tightly coiled wire around it: </text:p>
      <text:p text:style-name="P115"/>
      <text:p text:style-name="P115">[Illustration of electromagnet]</text:p>
      <text:p text:style-name="P115"/>
      <text:p text:style-name="P115">In the early 18<text:span text:style-name="T2">th</text:span> century, experiments were conducted which demonstrated that when an electrical current ran through the wire, the piece of iron <text:span text:style-name="T43">generated a magnetic field, and other metals were attracted to it. The first widespread use of an electromagnet was in a telegraph sounder, which diagrammatically looks like this:</text:span></text:p>
      <text:p text:style-name="P115"/>
      <text:p text:style-name="P116">[Image of sounder]</text:p>
      <text:p text:style-name="P116"/>
      <text:p text:style-name="P116">When a current flows through, the electromagnetic <text:span text:style-name="T44">is active and the latch is pulled down, creating a “click” sound. When the current stops flowing through, the latch returns to its original position, creating a different “clack” sound. By listening to the clicks and clacks via a sounder, telegraph operators could hear when someone on the other end of the line had pressed the telegraph key, as well as when that person had released the telegraph key.</text:span></text:p>
      <text:p text:style-name="P116"/>
      <text:p text:style-name="P117">So our updated diagram of the telegraph looks like this:</text:p>
      <text:p text:style-name="P117"/>
      <text:p text:style-name="P117"><text:soft-page-break/>[Telegraph diagram with 2 wires]</text:p>
      <text:p text:style-name="P117"/>
      <text:p text:style-name="P117">There is a second catch. The diagram above has 2 wires <text:span text:style-name="T45">between the receiver and the sounder – to complete the circuit, one needs a return path, which in the diagram above is provided by the bottom half of the circuit.</text:span> <text:span text:style-name="T46">A telegraph could be built this way. But a</text:span>s it turns out, <text:span text:style-name="T46">only one wire is needed. This mystified scientists at the time, and they named the phenomenon “ground return” since they believed that the current was flowing back through the Earth.</text:span></text:p>
      <text:p text:style-name="P117"/>
      <text:p text:style-name="P118">In actuality, the Earth is a good conductor and a great pool of free electrons (this is sometimes called a “sink”), <text:span text:style-name="T47">so sticking a pole into the ground and attaching it to the positive end of a battery will allow current to flow through. We will draw the new telegraph circuit with a </text:span><text:span text:style-name="T38">ground return</text:span><text:span text:style-name="T47"> as in the diagram below, noting that the name has unfortunately stuck even though it is a misnomer:</text:span></text:p>
      <text:p text:style-name="P118"/>
      <text:p text:style-name="P119">[DIAGRAM]</text:p>
      <text:p text:style-name="P119"/>
      <text:p text:style-name="P46">Voila! This is the basic operation of the electrical telegraph; <text:span text:style-name="T33">one operator sat at one end tapping out messages via the telegraph key, and another sat on the other end listening to and decoding the messages via a sounder.</text:span></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2T11:16:46.293446423</dc:date>
    <meta:editing-duration>P14DT7H51M31S</meta:editing-duration>
    <meta:editing-cycles>240</meta:editing-cycles>
    <meta:generator>LibreOffice/4.2.8.2$Linux_X86_64 LibreOffice_project/420m0$Build-2</meta:generator>
    <meta:document-statistic meta:table-count="0" meta:image-count="0" meta:object-count="0" meta:page-count="14" meta:paragraph-count="203" meta:word-count="5308" meta:character-count="31938" meta:non-whitespace-character-count="26782"/>
  </office:meta>
</office:document-meta>
</file>